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7F0000004DE0A428272AC88291.png" manifest:media-type="image/png"/>
  <manifest:file-entry manifest:full-path="Pictures/1000FC1500000D2D000007E9B29A0763C822579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 fo:padding-top="0cm" fo:padding-bottom="0cm" fo:padding-left="0cm" fo:padding-right="0cm"/>
    </style:style>
    <style:style style:name="gr2" style:family="graphic" style:parent-style-name="standard">
      <style:graphic-properties svg:stroke-width="0.02cm" svg:stroke-color="#999999" draw:marker-start-width="0.26cm" draw:marker-end-width="0.26cm" draw:fill="solid" draw:fill-color="#e6e6e6" draw:textarea-horizontal-align="justify" draw:textarea-vertical-align="middle" draw:auto-grow-height="false" fo:min-height="0.5cm" fo:min-width="5.9cm" fo:padding-top="0.06cm" fo:padding-bottom="0.06cm" fo:padding-left="0.06cm" fo:padding-right="0.06cm" fo:wrap-option="wrap"/>
    </style:style>
    <style:style style:name="gr3" style:family="graphic" style:parent-style-name="objectwithoutfill">
      <style:graphic-properties svg:stroke-width="0.02cm" svg:stroke-color="#999999" draw:marker-start-width="0.26cm" draw:marker-end="Symmetric_20_Arrow" draw:marker-end-width="0.1cm" draw:fill="none" draw:textarea-vertical-align="middl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2cm" svg:stroke-color="#000000" draw:marker-start-width="0.26cm" draw:marker-end="Symmetric_20_Arrow" draw:marker-end-width="0.1cm" draw:fill="none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999999" draw:marker-start-width="0.26cm" draw:marker-end-width="0.26cm" draw:fill="solid" draw:fill-color="#e6e6e6" draw:textarea-horizontal-align="justify" draw:textarea-vertical-align="middle" draw:auto-grow-height="false" fo:min-height="0.18cm" fo:min-width="1.43cm" fo:padding-top="0.06cm" fo:padding-bottom="0.06cm" fo:padding-left="0.06cm" fo:padding-right="0.06cm" fo:wrap-option="wrap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 fo:padding-top="0cm" fo:padding-bottom="0cm" fo:padding-left="0cm" fo:padding-right="0cm"/>
    </style:style>
    <style:style style:name="gr8" style:family="graphic" style:parent-style-name="standard">
      <style:graphic-properties draw:stroke="none" draw:fill="solid" draw:fill-color="#dd6666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9cm" fo:min-width="0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6666bb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width="0.01cm" svg:stroke-color="#000000" draw:marker-start-width="0.235cm" draw:marker-end-width="0.235cm" draw:fill="none" draw:textarea-horizontal-align="justify" draw:textarea-vertical-align="middle" draw:auto-grow-height="false" fo:min-height="1.34cm" fo:min-width="2.09cm" fo:padding-top="0.13cm" fo:padding-bottom="0.13cm" fo:padding-left="0.255cm" fo:padding-right="0.255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fo:font-size="6pt" style:font-size-asian="6pt" style:font-size-complex="6pt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solid" draw:fill-color="#dd6666"/>
      <style:paragraph-properties fo:text-align="center"/>
    </style:style>
    <style:style style:name="P6" style:family="paragraph">
      <loext:graphic-properties draw:fill="solid" draw:fill-color="#6666bb"/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5cm" svg:height="0.477cm" svg:x="4.05cm" svg:y="1.823cm">
          <draw:text-box>
            <text:p><text:span text:style-name="T1">Study by Wilcock et al. 2000</text:span></text:p>
          </draw:text-box>
        </draw:frame>
        <draw:custom-shape draw:style-name="gr2" draw:text-style-name="P2" draw:layer="layout" svg:width="6cm" svg:height="0.6cm" svg:x="2.15cm" svg:y="0.073cm">
          <text:p><text:span text:style-name="T1">"The cholinesterase inhibitor donepezil is efficacious for treating mild to moderate Alzheimer's disease."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15cm" svg:y1="0.173cm" svg:x2="1.65cm" svg:y2="0.173cm">
          <text:p/>
        </draw:line>
        <draw:line draw:style-name="gr4" draw:text-style-name="P3" draw:layer="layout" svg:x1="4cm" svg:y1="2.023cm" svg:x2="3.5cm" svg:y2="2.023cm">
          <text:p/>
        </draw:line>
        <draw:g>
          <draw:custom-shape draw:style-name="gr5" draw:text-style-name="P2" draw:layer="layout" svg:width="1.55cm" svg:height="0.3cm" svg:x="9cm" svg:y="0.273cm">
            <text:p><text:span text:style-name="T1">AIDA sentenc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0.15cm" svg:height="0.15cm" svg:x="9cm" svg:y="0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.6cm" svg:height="0.239cm" svg:x="9.25cm" svg:y="0.684cm">
            <draw:text-box>
              <text:p><text:span text:style-name="T1">significant claim</text:span></text:p>
            </draw:text-box>
          </draw:frame>
          <draw:custom-shape draw:style-name="gr8" draw:text-style-name="P5" draw:layer="layout" svg:width="0.15cm" svg:height="0.15cm" svg:x="9cm" svg:y="1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" draw:text-style-name="P1" draw:layer="layout" svg:width="1.95cm" svg:height="0.289cm" svg:x="9.25cm" svg:y="0.984cm">
            <draw:text-box>
              <text:p><text:span text:style-name="T1">non-significant claim</text:span></text:p>
            </draw:text-box>
          </draw:frame>
          <draw:custom-shape draw:style-name="gr10" draw:text-style-name="P6" draw:layer="layout" svg:width="0.15cm" svg:height="0.15cm" svg:x="9cm" svg:y="1.3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1" draw:layer="layout" svg:width="1.6cm" svg:height="0.239cm" svg:x="9.25cm" svg:y="1.284cm">
            <draw:text-box>
              <text:p><text:span text:style-name="T1">supporting study</text:span></text:p>
            </draw:text-box>
          </draw:frame>
          <draw:custom-shape draw:style-name="gr11" draw:text-style-name="P3" draw:layer="layout" svg:width="2.6cm" svg:height="1.6cm" svg:x="8.8cm" svg:y="0.073cm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3" draw:layer="layout" svg:width="3.372cm" svg:height="2.024cm" svg:x="0.1cm" svg:y="0.073cm">
          <draw:image xlink:href="Pictures/1000FC1500000D2D000007E9B29A0763C8225795.svg" xlink:type="simple" xlink:show="embed" xlink:actuate="onLoad" loext:mime-type="image/svg+xml">
            <text:p/>
          </draw:image>
          <draw:image xlink:href="Pictures/100002010000007F0000004DE0A428272AC8829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1.6cm" fo:page-height="2.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Kuhn</meta:initial-creator>
    <meta:creation-date>2016-10-11T08:27:07.835400266</meta:creation-date>
    <dc:date>2019-03-04T07:52:35.491193723</dc:date>
    <dc:creator>Tobias Kuhn</dc:creator>
    <meta:editing-duration>PT31M6S</meta:editing-duration>
    <meta:editing-cycles>17</meta:editing-cycles>
    <meta:generator>LibreOffice/6.1.4.2$Linux_X86_64 LibreOffice_project/10$Build-2</meta:generator>
    <meta:document-statistic meta:object-count="14"/>
  </office:meta>
</office:document-meta>
</file>